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Timer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ffff00" style:cell-protect="none" style:print-content="true" fo:border="0.06pt solid 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transparent" fo:border="0.06pt solid #000000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cell-protect="protected" style:print-content="true" fo:background-color="transparent" fo:border="0.06pt solid #000000"/>
    </style:style>
    <style:style style:name="ce10" style:family="table-cell" style:parent-style-name="Default">
      <style:table-cell-properties fo:background-color="#ffff66" style:cell-protect="none" style:print-content="true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 table:protected="true">
        <loext:table-protection loext:select-protected-cells="true" loext:select-unprotected-cells="true"/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Start" form:control-implementation="ooo:com.sun.star.form.component.CommandButton" xml:id="control1" form:id="control1" form:label="開始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Timer.Main?language=Basic&amp;location=document" xlink:type="simple"/>
              </office:event-listeners>
            </form:button>
            <form:button form:name="Clear" form:control-implementation="ooo:com.sun.star.form.component.CommandButton" xml:id="control2" form:id="control2" form:label="クリア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Timer.Clear?language=Basic&amp;location=document" xlink:type="simple"/>
              </office:event-listeners>
            </form:button>
          </form:form>
        </office:forms>
        <table:shapes>
          <draw:frame draw:z-index="0" draw:style-name="gr1" draw:text-style-name="P1" svg:width="169.62mm" svg:height="149.61mm" svg:x="90.03mm" svg:y="64.74mm">
            <loext:p draw:notify-on-update-of-ranges="Sheet1.B5:Sheet1.B13 Sheet1.C5:Sheet1.C13 Sheet1.D16:Sheet1.D16 Sheet1.D5:Sheet1.D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control draw:z-index="1" draw:text-style-name="P2" svg:width="25.61mm" svg:height="6.64mm" svg:x="7.15mm" svg:y="64.28mm" draw:control="control1"/>
          <draw:control draw:z-index="2" draw:text-style-name="P2" svg:width="25.61mm" svg:height="6.64mm" svg:x="38.29mm" svg:y="64.27mm" draw:control="control2"/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4"/>
        <table:table-column table:style-name="co1" table:number-columns-repeated="2" table:default-cell-style-name="ce7"/>
        <table:table-column table:style-name="co1" table:default-cell-style-name="ce10"/>
        <table:table-column table:style-name="co1" table:default-cell-style-name="Default"/>
        <table:table-column table:style-name="co1" table:default-cell-style-name="ce9"/>
        <table:table-row table:style-name="ro1">
          <table:table-cell office:value-type="string" calcext:value-type="string">
            <text:p>t [秒]</text:p>
          </table:table-cell>
          <table:table-cell office:value-type="string" calcext:value-type="string">
            <text:p>基本角周波数</text:p>
          </table:table-cell>
          <table:table-cell table:style-name="Default" table:number-columns-repeated="4"/>
          <table:table-cell table:style-name="ce6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ce3" office:value-type="string" calcext:value-type="string" table:number-columns-spanned="2" table:number-rows-spanned="1">
            <text:p>直交形式</text:p>
          </table:table-cell>
          <table:covered-table-cell table:style-name="ce6"/>
          <table:table-cell table:style-name="ce3" office:value-type="string" calcext:value-type="string" table:number-columns-spanned="2" table:number-rows-spanned="1">
            <text:p>極形式</text:p>
          </table:table-cell>
          <table:covered-table-cell table:style-name="ce6"/>
          <table:table-cell table:style-name="ce8" office:value-type="string" calcext:value-type="string" table:number-columns-spanned="2" table:number-rows-spanned="1">
            <text:p>フーリエ係数 C[k]</text:p>
          </table:table-cell>
          <table:covered-table-cell/>
          <table:table-cell table:style-name="Default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ラベル</text:p>
          </table:table-cell>
          <table:table-cell table:style-name="ce1" office:value-type="string" calcext:value-type="string">
            <text:p>Re[Z]</text:p>
          </table:table-cell>
          <table:table-cell table:style-name="ce1" office:value-type="string" calcext:value-type="string">
            <text:p>Im[Z]</text:p>
          </table:table-cell>
          <table:table-cell table:style-name="ce1" office:value-type="string" calcext:value-type="string">
            <text:p>|z(t)|</text:p>
          </table:table-cell>
          <table:table-cell table:style-name="ce1" office:value-type="string" calcext:value-type="string">
            <text:p>∠z(t)</text:p>
          </table:table-cell>
          <table:table-cell table:style-name="ce1" office:value-type="string" calcext:value-type="string">
            <text:p>絶対値</text:p>
          </table:table-cell>
          <table:table-cell table:style-name="ce1" office:value-type="string" calcext:value-type="string">
            <text:p>偏角</text:p>
          </table:table-cell>
          <table:table-cell table:style-name="ce1" office:value-type="string" calcext:value-type="string">
            <text:p>角周波数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&quot;k= &quot;&amp;[.A5]" office:value-type="string" office:string-value="k= -4" calcext:value-type="string">
            <text:p>k= -4</text:p>
          </table:table-cell>
          <table:table-cell table:formula="of:=[.E5]*COS([.F5])" office:value-type="float" office:value="0" calcext:value-type="float">
            <text:p>0</text:p>
          </table:table-cell>
          <table:table-cell table:formula="of:=[.E5]*SIN([.F5])" office:value-type="float" office:value="-0" calcext:value-type="float">
            <text:p>0</text:p>
          </table:table-cell>
          <table:table-cell table:formula="of:=[.G5]" office:value-type="float" office:value="0" calcext:value-type="float">
            <text:p>0</text:p>
          </table:table-cell>
          <table:table-cell table:formula="of:=[.H5]+[.I5]*[.$A$2]" office:value-type="float" office:value="-0" calcext:value-type="float">
            <text:p>0</text:p>
          </table:table-cell>
          <table:table-cell table:style-name="ce9" table:formula="of:=[.G13]" office:value-type="float" office:value="0" calcext:value-type="float">
            <text:p>0</text:p>
          </table:table-cell>
          <table:table-cell table:style-name="ce9" table:formula="of:=-[.H13]" office:value-type="float" office:value="-0" calcext:value-type="float">
            <text:p>0</text:p>
          </table:table-cell>
          <table:table-cell table:formula="of:=[.A5]*[.$B$2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&quot;k= &quot;&amp;[.A6]" office:value-type="string" office:string-value="k= -3" calcext:value-type="string">
            <text:p>k= -3</text:p>
          </table:table-cell>
          <table:table-cell table:formula="of:=[.E6]*COS([.F6])" office:value-type="float" office:value="0" calcext:value-type="float">
            <text:p>0</text:p>
          </table:table-cell>
          <table:table-cell table:formula="of:=[.E6]*SIN([.F6])" office:value-type="float" office:value="-0" calcext:value-type="float">
            <text:p>0</text:p>
          </table:table-cell>
          <table:table-cell table:formula="of:=[.G6]" office:value-type="float" office:value="0" calcext:value-type="float">
            <text:p>0</text:p>
          </table:table-cell>
          <table:table-cell table:formula="of:=[.H6]+[.I6]*[.$A$2]" office:value-type="float" office:value="-0" calcext:value-type="float">
            <text:p>0</text:p>
          </table:table-cell>
          <table:table-cell table:style-name="ce9" table:formula="of:=[.G12]" office:value-type="float" office:value="0" calcext:value-type="float">
            <text:p>0</text:p>
          </table:table-cell>
          <table:table-cell table:style-name="ce9" table:formula="of:=-[.H12]" office:value-type="float" office:value="-0" calcext:value-type="float">
            <text:p>0</text:p>
          </table:table-cell>
          <table:table-cell table:formula="of:=[.A6]*[.$B$2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&quot;k= &quot;&amp;[.A7]" office:value-type="string" office:string-value="k= -2" calcext:value-type="string">
            <text:p>k= -2</text:p>
          </table:table-cell>
          <table:table-cell table:formula="of:=[.E7]*COS([.F7])" office:value-type="float" office:value="0" calcext:value-type="float">
            <text:p>0</text:p>
          </table:table-cell>
          <table:table-cell table:formula="of:=[.E7]*SIN([.F7])" office:value-type="float" office:value="-0" calcext:value-type="float">
            <text:p>0</text:p>
          </table:table-cell>
          <table:table-cell table:formula="of:=[.G7]" office:value-type="float" office:value="0" calcext:value-type="float">
            <text:p>0</text:p>
          </table:table-cell>
          <table:table-cell table:formula="of:=[.H7]+[.I7]*[.$A$2]" office:value-type="float" office:value="-0" calcext:value-type="float">
            <text:p>0</text:p>
          </table:table-cell>
          <table:table-cell table:style-name="ce9" table:formula="of:=[.G11]" office:value-type="float" office:value="0" calcext:value-type="float">
            <text:p>0</text:p>
          </table:table-cell>
          <table:table-cell table:style-name="ce9" table:formula="of:=-[.H11]" office:value-type="float" office:value="-0" calcext:value-type="float">
            <text:p>0</text:p>
          </table:table-cell>
          <table:table-cell table:formula="of:=[.A7]*[.$B$2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&quot;k= &quot;&amp;[.A8]" office:value-type="string" office:string-value="k= -1" calcext:value-type="string">
            <text:p>k= -1</text:p>
          </table:table-cell>
          <table:table-cell table:formula="of:=[.E8]*COS([.F8])" office:value-type="float" office:value="0" calcext:value-type="float">
            <text:p>0</text:p>
          </table:table-cell>
          <table:table-cell table:formula="of:=[.E8]*SIN([.F8])" office:value-type="float" office:value="-0" calcext:value-type="float">
            <text:p>0</text:p>
          </table:table-cell>
          <table:table-cell table:formula="of:=[.G8]" office:value-type="float" office:value="0" calcext:value-type="float">
            <text:p>0</text:p>
          </table:table-cell>
          <table:table-cell table:formula="of:=[.H8]+[.I8]*[.$A$2]" office:value-type="float" office:value="-0" calcext:value-type="float">
            <text:p>0</text:p>
          </table:table-cell>
          <table:table-cell table:style-name="ce9" table:formula="of:=[.G10]" office:value-type="float" office:value="0" calcext:value-type="float">
            <text:p>0</text:p>
          </table:table-cell>
          <table:table-cell table:style-name="ce9" table:formula="of:=-[.H10]" office:value-type="float" office:value="-0" calcext:value-type="float">
            <text:p>0</text:p>
          </table:table-cell>
          <table:table-cell table:formula="of:=[.A8]*[.$B$2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&quot;k= &quot;&amp;[.A9]" office:value-type="string" office:string-value="k= 0" calcext:value-type="string">
            <text:p>k= 0</text:p>
          </table:table-cell>
          <table:table-cell table:formula="of:=[.E9]*COS([.F9])" office:value-type="float" office:value="0" calcext:value-type="float">
            <text:p>0</text:p>
          </table:table-cell>
          <table:table-cell table:formula="of:=[.E9]*SIN([.F9])" office:value-type="float" office:value="0" calcext:value-type="float">
            <text:p>0</text:p>
          </table:table-cell>
          <table:table-cell table:formula="of:=[.G9]" office:value-type="float" office:value="0" calcext:value-type="float">
            <text:p>0</text:p>
          </table:table-cell>
          <table:table-cell table:formula="of:=[.H9]+[.I9]*[.$A$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formula="of:=[.A9]*[.$B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&quot;k= &quot;&amp;[.A10]" office:value-type="string" office:string-value="k= 1" calcext:value-type="string">
            <text:p>k= 1</text:p>
          </table:table-cell>
          <table:table-cell table:formula="of:=[.E10]*COS([.F10])" office:value-type="float" office:value="0" calcext:value-type="float">
            <text:p>0</text:p>
          </table:table-cell>
          <table:table-cell table:formula="of:=[.E10]*SIN([.F10])" office:value-type="float" office:value="0" calcext:value-type="float">
            <text:p>0</text:p>
          </table:table-cell>
          <table:table-cell table:formula="of:=[.G10]" office:value-type="float" office:value="0" calcext:value-type="float">
            <text:p>0</text:p>
          </table:table-cell>
          <table:table-cell table:formula="of:=[.H10]+[.I10]*[.$A$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formula="of:=[.A10]*[.$B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&quot;k= &quot;&amp;[.A11]" office:value-type="string" office:string-value="k= 2" calcext:value-type="string">
            <text:p>k= 2</text:p>
          </table:table-cell>
          <table:table-cell table:formula="of:=[.E11]*COS([.F11])" office:value-type="float" office:value="0" calcext:value-type="float">
            <text:p>0</text:p>
          </table:table-cell>
          <table:table-cell table:formula="of:=[.E11]*SIN([.F11])" office:value-type="float" office:value="0" calcext:value-type="float">
            <text:p>0</text:p>
          </table:table-cell>
          <table:table-cell table:formula="of:=[.G11]" office:value-type="float" office:value="0" calcext:value-type="float">
            <text:p>0</text:p>
          </table:table-cell>
          <table:table-cell table:formula="of:=[.H11]+[.I11]*[.$A$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formula="of:=[.A11]*[.$B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&quot;k= &quot;&amp;[.A12]" office:value-type="string" office:string-value="k= 3" calcext:value-type="string">
            <text:p>k= 3</text:p>
          </table:table-cell>
          <table:table-cell table:formula="of:=[.E12]*COS([.F12])" office:value-type="float" office:value="0" calcext:value-type="float">
            <text:p>0</text:p>
          </table:table-cell>
          <table:table-cell table:formula="of:=[.E12]*SIN([.F12])" office:value-type="float" office:value="0" calcext:value-type="float">
            <text:p>0</text:p>
          </table:table-cell>
          <table:table-cell table:formula="of:=[.G12]" office:value-type="float" office:value="0" calcext:value-type="float">
            <text:p>0</text:p>
          </table:table-cell>
          <table:table-cell table:formula="of:=[.H12]+[.I12]*[.$A$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formula="of:=[.A12]*[.$B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&quot;k= &quot;&amp;[.A13]" office:value-type="string" office:string-value="k= 4" calcext:value-type="string">
            <text:p>k= 4</text:p>
          </table:table-cell>
          <table:table-cell table:formula="of:=[.E13]*COS([.F13])" office:value-type="float" office:value="0" calcext:value-type="float">
            <text:p>0</text:p>
          </table:table-cell>
          <table:table-cell table:formula="of:=[.E13]*SIN([.F13])" office:value-type="float" office:value="0" calcext:value-type="float">
            <text:p>0</text:p>
          </table:table-cell>
          <table:table-cell table:formula="of:=[.G13]" office:value-type="float" office:value="0" calcext:value-type="float">
            <text:p>0</text:p>
          </table:table-cell>
          <table:table-cell table:formula="of:=[.H13]+[.I13]*[.$A$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formula="of:=[.A13]*[.$B$2]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style-name="ce5" table:number-columns-repeated="2"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table:style-name="Default" table:number-columns-repeated="7"/>
          <table:table-cell/>
          <table:table-cell table:style-name="Default"/>
        </table:table-row>
        <table:table-row table:style-name="ro1">
          <table:table-cell table:style-name="Default" table:number-columns-repeated="4"/>
          <table:table-cell table:style-name="ce6"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4"/>
          <table:table-cell table:style-name="ce6" table:number-columns-repeated="2"/>
          <table:table-cell table:style-name="Default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UmePlus P Gothic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">
      <number:number number:decimal-places="3" loext:min-decimal-places="3"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5">0000/00/00</text:date>, <text:time style:data-style-name="N2" text:time-value="18:45:14.766118513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1:04:56.181032446</meta:creation-date>
    <dc:date>2017-06-25T18:48:55.914347427</dc:date>
    <meta:editing-duration>PT1H29M37S</meta:editing-duration>
    <meta:editing-cycles>24</meta:editing-cycles>
    <meta:generator>LibreOffice/5.1.6.2$Linux_X86_64 LibreOffice_project/10m0$Build-2</meta:generator>
    <meta:document-statistic meta:table-count="1" meta:cell-count="97" meta:object-count="3"/>
  </office:meta>
</office:document-meta>
</file>

<file path=Basic/Standard/Timer.xml><?xml version="1.0" encoding="utf-8"?>
<!DOCTYPE module  PUBLIC '-//OpenOffice.org//DTD OfficeDocument 1.0//EN'  'module.dtd'>
<script:module xmlns:script="http://openoffice.org/2000/script" script:name="Timer" script:language="StarBasic">REM  *****  BASIC  *****

Dim moving As Boolean

Sub Main

Dim oSheet As Object
oSheet = ThisComponent.CurrentController.ActiveSheet

Dim i As Integer

if moving = true Then
   End
Endif

Clear

moving = true
For i = 0 To 160
    if moving = true Then
       Dim t  As Double
       t = i/20
       oSheet.getCellRangeByName( "A2" ).value = t
       wait 50
     Endif
Next
moving = false

End Sub


Sub Clear

if moving = true Then
   moving = false
   wait 500
Endif

Dim oSheet As Object
oSheet = ThisComponent.CurrentController.ActiveSheet
oSheet.getCellRangeByName( "A2" ).value = 0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im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minimum="-3" chart:maximum="3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963cm" svg:height="14.962cm" xlink:href=".." xlink:type="simple" chart:class="chart:scatter" chart:style-name="ch1">
        <chart:plot-area chart:style-name="ch2" table:cell-range-address="Sheet1.B5:Sheet1.D13 Sheet1.D16:Sheet1.D16" chart:data-source-has-labels="both" svg:x="0.339cm" svg:y="1.107cm" svg:width="15.195cm" svg:height="13.556cm">
          <chartooo:coordinate-region svg:x="0.485cm" svg:y="1.307cm" svg:width="14.954cm" svg:height="13.157cm"/>
          <chart:axis chart:dimension="x" chart:name="primary-x" chart:style-name="ch3" chartooo:axis-type="auto">
            <chart:categories table:cell-range-address="Sheet1.B5:Sheet1.B13"/>
          </chart:axis>
          <chart:axis chart:dimension="x" chart:name="secondary-x" chart:style-name="ch4">
            <chart:title svg:x="7.561cm" svg:y="0.3cm" chart:style-name="ch5">
              <text:p>虚軸</text:p>
            </chart:title>
          </chart:axis>
          <chart:axis chart:dimension="y" chart:name="primary-y" chart:style-name="ch3"/>
          <chart:axis chart:dimension="y" chart:name="secondary-y" chart:style-name="ch4">
            <chart:title svg:x="15.873cm" svg:y="7.631cm" chart:style-name="ch5">
              <text:p>実軸</text:p>
            </chart:title>
          </chart:axis>
          <chart:series chart:attached-axis="primary-y" chart:style-name="ch6" chart:values-cell-range-address="Sheet1.D5:Sheet1.D13" chart:label-cell-address="Sheet1.D16:Sheet1.D16" chart:class="chart:scatter">
            <chart:domain table:cell-range-address="Sheet1.C5:Sheet1.C13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/>
                <draw:g>
                  <svg:desc>Sheet1.D16:Sheet1.D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= -4</text:p>
                <draw:g>
                  <svg:desc>Sheet1.B5:Sheet1.B13</svg:desc>
                </draw:g>
              </table:table-cell>
              <table:table-cell office:value-type="float" office:value="0">
                <text:p>0</text:p>
                <draw:g>
                  <svg:desc>Sheet1.C5:Sheet1.C13</svg:desc>
                </draw:g>
              </table:table-cell>
              <table:table-cell office:value-type="float" office:value="-0">
                <text:p>-0</text:p>
                <draw:g>
                  <svg:desc>Sheet1.D5:Sheet1.D13</svg:desc>
                </draw:g>
              </table:table-cell>
            </table:table-row>
            <table:table-row>
              <table:table-cell office:value-type="string">
                <text:p>k= -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k= -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k= -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k= 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=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= 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= 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= 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